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89cm"/>
    </style:style>
    <style:style style:name="co2" style:family="table-column">
      <style:table-column-properties fo:break-before="auto" style:column-width="8.751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3.549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3.249cm"/>
    </style:style>
    <style:style style:name="co9" style:family="table-column">
      <style:table-column-properties fo:break-before="auto" style:column-width="5.154cm"/>
    </style:style>
    <style:style style:name="co10" style:family="table-column">
      <style:table-column-properties fo:break-before="auto" style:column-width="5.64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ML Benchmark Result 500 MB" table:style-name="ta1">
        <table:shapes>
          <draw:frame draw:z-index="0" draw:style-name="gr1" draw:text-style-name="P1" svg:width="20cm" svg:height="9cm" svg:x="0cm" svg:y="16.65cm">
            <draw:object draw:notify-on-update-of-ranges="'XML Benchmark Result 500 MB'.C6:'XML Benchmark Result 500 MB'.C6 'XML Benchmark Result 500 MB'.C9:'XML Benchmark Result 500 MB'.C9 'XML Benchmark Result 500 MB'.C34:'XML Benchmark Result 500 MB'.C34 'XML Benchmark Result 500 MB'.D6:'XML Benchmark Result 500 MB'.D6 'XML Benchmark Result 500 MB'.D9:'XML Benchmark Result 500 MB'.D9 'XML Benchmark Result 500 MB'.D34:'XML Benchmark Result 500 MB'.D34 'XML Benchmark Result 500 MB'.E6:'XML Benchmark Result 500 MB'.E6 'XML Benchmark Result 500 MB'.E9:'XML Benchmark Result 500 MB'.E9 'XML Benchmark Result 500 MB'.E34:'XML Benchmark Result 500 MB'.E34 'XML Benchmark Result 500 MB'.F6:'XML Benchmark Result 500 MB'.F6 'XML Benchmark Result 500 MB'.F9:'XML Benchmark Result 500 MB'.F9 'XML Benchmark Result 500 MB'.F34:'XML Benchmark Result 500 MB'.F34 'XML Benchmark Result 500 MB'.G6:'XML Benchmark Result 500 MB'.G6 'XML Benchmark Result 500 MB'.G9:'XML Benchmark Result 500 MB'.G9 'XML Benchmark Result 500 MB'.G34:'XML Benchmark Result 500 MB'.G34 'XML Benchmark Result 500 MB'.H6:'XML Benchmark Result 500 MB'.H6 'XML Benchmark Result 500 MB'.H9:'XML Benchmark Result 500 MB'.H9 'XML Benchmark Result 500 MB'.H34:'XML Benchmark Result 500 MB'.H34 'XML Benchmark Result 500 MB'.I6:'XML Benchmark Result 500 MB'.I6 'XML Benchmark Result 500 MB'.I9:'XML Benchmark Result 500 MB'.I9 'XML Benchmark Result 500 MB'.I34:'XML Benchmark Result 500 MB'.I34 'XML Benchmark Result 500 MB'.J6:'XML Benchmark Result 500 MB'.J6 'XML Benchmark Result 500 MB'.J9:'XML Benchmark Result 500 MB'.J9 'XML Benchmark Result 500 MB'.J34:'XML Benchmark Result 500 MB'.J34 'XML Benchmark Result 500 MB'.K6:'XML Benchmark Result 500 MB'.K6 'XML Benchmark Result 500 MB'.K9:'XML Benchmark Result 500 MB'.K9 'XML Benchmark Result 500 MB'.K34:'XML Benchmark Result 500 MB'.K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9cm" svg:x="20cm" svg:y="16.65cm">
            <draw:object draw:notify-on-update-of-ranges="'XML Benchmark Result 500 MB'.B21:'XML Benchmark Result 500 MB'.B31 'XML Benchmark Result 500 MB'.K6:'XML Benchmark Result 500 MB'.K6 'XML Benchmark Result 500 MB'.K21:'XML Benchmark Result 500 MB'.K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0cm" svg:height="9cm" svg:x="0cm" svg:y="25.65cm">
            <draw:object draw:notify-on-update-of-ranges="'XML Benchmark Result 500 MB'.B10:'XML Benchmark Result 500 MB'.B20 'XML Benchmark Result 500 MB'.C6:'XML Benchmark Result 500 MB'.C6 'XML Benchmark Result 500 MB'.C10:'XML Benchmark Result 500 MB'.C20 'XML Benchmark Result 500 MB'.B10:'XML Benchmark Result 500 MB'.B20 'XML Benchmark Result 500 MB'.D6:'XML Benchmark Result 500 MB'.D6 'XML Benchmark Result 500 MB'.D10:'XML Benchmark Result 500 MB'.D20 'XML Benchmark Result 500 MB'.B10:'XML Benchmark Result 500 MB'.B20 'XML Benchmark Result 500 MB'.E6:'XML Benchmark Result 500 MB'.E6 'XML Benchmark Result 500 MB'.E10:'XML Benchmark Result 500 MB'.E20 'XML Benchmark Result 500 MB'.B10:'XML Benchmark Result 500 MB'.B20 'XML Benchmark Result 500 MB'.I6:'XML Benchmark Result 500 MB'.I6 'XML Benchmark Result 500 MB'.I10:'XML Benchmark Result 500 MB'.I20 'XML Benchmark Result 500 MB'.B10:'XML Benchmark Result 500 MB'.B20 'XML Benchmark Result 500 MB'.J6:'XML Benchmark Result 500 MB'.J6 'XML Benchmark Result 500 MB'.J10:'XML Benchmark Result 500 MB'.J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0cm" svg:height="9cm" svg:x="0cm" svg:y="34.65cm">
            <draw:object draw:notify-on-update-of-ranges="'XML Benchmark Result 500 MB'.B21:'XML Benchmark Result 500 MB'.B31 'XML Benchmark Result 500 MB'.C6:'XML Benchmark Result 500 MB'.C6 'XML Benchmark Result 500 MB'.C21:'XML Benchmark Result 500 MB'.C31 'XML Benchmark Result 500 MB'.B21:'XML Benchmark Result 500 MB'.B31 'XML Benchmark Result 500 MB'.D6:'XML Benchmark Result 500 MB'.D6 'XML Benchmark Result 500 MB'.D21:'XML Benchmark Result 500 MB'.D31 'XML Benchmark Result 500 MB'.B21:'XML Benchmark Result 500 MB'.B31 'XML Benchmark Result 500 MB'.E6:'XML Benchmark Result 500 MB'.E6 'XML Benchmark Result 500 MB'.E21:'XML Benchmark Result 500 MB'.E31 'XML Benchmark Result 500 MB'.B21:'XML Benchmark Result 500 MB'.B31 'XML Benchmark Result 500 MB'.I6:'XML Benchmark Result 500 MB'.I6 'XML Benchmark Result 500 MB'.I21:'XML Benchmark Result 500 MB'.I31 'XML Benchmark Result 500 MB'.B21:'XML Benchmark Result 500 MB'.B31 'XML Benchmark Result 500 MB'.J6:'XML Benchmark Result 500 MB'.J6 'XML Benchmark Result 500 MB'.J21:'XML Benchmark Result 500 MB'.J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XML Benchmark Resul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le:</text:p>
          </table:table-cell>
          <table:table-cell office:value-type="string" calcext:value-type="string">
            <text:p>C:\Users\Yoda\Desktop\XML Benchmark 500 MB.x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ze:</text:p>
          </table:table-cell>
          <table:table-cell office:value-type="string" calcext:value-type="string">
            <text:p>492.434 M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ials: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arsing Method</text:p>
          </table:table-cell>
          <table:table-cell/>
          <table:table-cell office:value-type="string" calcext:value-type="string">
            <text:p>Xerces (Cursor API)</text:p>
          </table:table-cell>
          <table:table-cell office:value-type="string" calcext:value-type="string">
            <text:p>Woodstox (Cursor API)</text:p>
          </table:table-cell>
          <table:table-cell office:value-type="string" calcext:value-type="string">
            <text:p>Aalto (Cursor API)</text:p>
          </table:table-cell>
          <table:table-cell office:value-type="string" calcext:value-type="string">
            <text:p>Xerces (Iterator API)</text:p>
          </table:table-cell>
          <table:table-cell office:value-type="string" calcext:value-type="string">
            <text:p>Woodstox (Iterator API)</text:p>
          </table:table-cell>
          <table:table-cell office:value-type="string" calcext:value-type="string">
            <text:p>Aalto (Iterator API)</text:p>
          </table:table-cell>
          <table:table-cell office:value-type="string" calcext:value-type="string">
            <text:p>maXMLian with instance reuse</text:p>
          </table:table-cell>
          <table:table-cell office:value-type="string" calcext:value-type="string">
            <text:p>maXMLian without instance reuse</text:p>
          </table:table-cell>
          <table:table-cell office:value-type="string" calcext:value-type="string">
            <text:p>DOM parser</text:p>
          </table:table-cell>
        </table:table-row>
        <table:table-row table:style-name="ro1">
          <table:table-cell office:value-type="string" calcext:value-type="string">
            <text:p>Document Parsing Time [s]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013" calcext:value-type="float">
            <text:p>0,0013</text:p>
          </table:table-cell>
          <table:table-cell office:value-type="float" office:value="0" calcext:value-type="float">
            <text:p>0</text:p>
          </table:table-cell>
          <table:table-cell office:value-type="float" office:value="13.6003" calcext:value-type="float">
            <text:p>13,6003</text:p>
          </table:table-cell>
        </table:table-row>
        <table:table-row table:style-name="ro1">
          <table:table-cell office:value-type="string" calcext:value-type="string">
            <text:p>Tree Traversal Time [s]</text:p>
          </table:table-cell>
          <table:table-cell/>
          <table:table-cell office:value-type="float" office:value="3.4163" calcext:value-type="float">
            <text:p>3,4163</text:p>
          </table:table-cell>
          <table:table-cell office:value-type="float" office:value="2.7357" calcext:value-type="float">
            <text:p>2,7357</text:p>
          </table:table-cell>
          <table:table-cell office:value-type="float" office:value="2.4683" calcext:value-type="float">
            <text:p>2,4683</text:p>
          </table:table-cell>
          <table:table-cell office:value-type="float" office:value="4.6587" calcext:value-type="float">
            <text:p>4,6587</text:p>
          </table:table-cell>
          <table:table-cell office:value-type="float" office:value="3.6153" calcext:value-type="float">
            <text:p>3,6153</text:p>
          </table:table-cell>
          <table:table-cell office:value-type="float" office:value="3.488" calcext:value-type="float">
            <text:p>3,488</text:p>
          </table:table-cell>
          <table:table-cell office:value-type="float" office:value="3.7617" calcext:value-type="float">
            <text:p>3,7617</text:p>
          </table:table-cell>
          <table:table-cell office:value-type="float" office:value="3.935" calcext:value-type="float">
            <text:p>3,935</text:p>
          </table:table-cell>
          <table:table-cell office:value-type="float" office:value="7.5337" calcext:value-type="float">
            <text:p>7,5337</text:p>
          </table:table-cell>
        </table:table-row>
        <table:table-row table:style-name="ro1">
          <table:table-cell office:value-type="string" calcext:value-type="string">
            <text:p>Total Parsing Time [s]</text:p>
          </table:table-cell>
          <table:table-cell/>
          <table:table-cell office:value-type="float" office:value="3.4163" calcext:value-type="float">
            <text:p>3,4163</text:p>
          </table:table-cell>
          <table:table-cell office:value-type="float" office:value="2.7357" calcext:value-type="float">
            <text:p>2,7357</text:p>
          </table:table-cell>
          <table:table-cell office:value-type="float" office:value="2.4683" calcext:value-type="float">
            <text:p>2,4683</text:p>
          </table:table-cell>
          <table:table-cell office:value-type="float" office:value="4.6587" calcext:value-type="float">
            <text:p>4,6587</text:p>
          </table:table-cell>
          <table:table-cell office:value-type="float" office:value="3.6153" calcext:value-type="float">
            <text:p>3,6153</text:p>
          </table:table-cell>
          <table:table-cell office:value-type="float" office:value="3.488" calcext:value-type="float">
            <text:p>3,488</text:p>
          </table:table-cell>
          <table:table-cell office:value-type="float" office:value="3.763" calcext:value-type="float">
            <text:p>3,763</text:p>
          </table:table-cell>
          <table:table-cell office:value-type="float" office:value="3.935" calcext:value-type="float">
            <text:p>3,935</text:p>
          </table:table-cell>
          <table:table-cell office:value-type="float" office:value="21.134" calcext:value-type="float">
            <text:p>21,134</text:p>
          </table:table-cell>
        </table:table-row>
        <table:table-row table:style-name="ro1">
          <table:table-cell office:value-type="string" calcext:value-type="string">
            <text:p>Memory Consumption without GC [MB]</text:p>
          </table:table-cell>
          <table:table-cell table:style-name="ce1" office:value-type="percentage" office:value="0" calcext:value-type="percentage">
            <text:p>0 %</text:p>
          </table:table-cell>
          <table:table-cell office:value-type="float" office:value="0.5031" calcext:value-type="float">
            <text:p>0,5031</text:p>
          </table:table-cell>
          <table:table-cell office:value-type="float" office:value="0.4649" calcext:value-type="float">
            <text:p>0,4649</text:p>
          </table:table-cell>
          <table:table-cell office:value-type="float" office:value="0.577" calcext:value-type="float">
            <text:p>0,577</text:p>
          </table:table-cell>
          <table:table-cell office:value-type="float" office:value="1.4446" calcext:value-type="float">
            <text:p>1,4446</text:p>
          </table:table-cell>
          <table:table-cell office:value-type="float" office:value="1.0465" calcext:value-type="float">
            <text:p>1,0465</text:p>
          </table:table-cell>
          <table:table-cell office:value-type="float" office:value="1.0018" calcext:value-type="float">
            <text:p>1,0018</text:p>
          </table:table-cell>
          <table:table-cell office:value-type="float" office:value="0.4664" calcext:value-type="float">
            <text:p>0,4664</text:p>
          </table:table-cell>
          <table:table-cell office:value-type="float" office:value="0.8974" calcext:value-type="float">
            <text:p>0,8974</text:p>
          </table:table-cell>
          <table:table-cell office:value-type="float" office:value="2218.6633" calcext:value-type="float">
            <text:p>2218,6633</text:p>
          </table:table-cell>
        </table:table-row>
        <table:table-row table:style-name="ro1">
          <table:table-cell/>
          <table:table-cell table:style-name="ce1" office:value-type="percentage" office:value="0.1" calcext:value-type="percentage">
            <text:p>10 %</text:p>
          </table:table-cell>
          <table:table-cell office:value-type="float" office:value="17.5983" calcext:value-type="float">
            <text:p>17,5983</text:p>
          </table:table-cell>
          <table:table-cell office:value-type="float" office:value="16.4749" calcext:value-type="float">
            <text:p>16,4749</text:p>
          </table:table-cell>
          <table:table-cell office:value-type="float" office:value="13.4717" calcext:value-type="float">
            <text:p>13,4717</text:p>
          </table:table-cell>
          <table:table-cell office:value-type="float" office:value="60.4665" calcext:value-type="float">
            <text:p>60,4665</text:p>
          </table:table-cell>
          <table:table-cell office:value-type="float" office:value="41.4542" calcext:value-type="float">
            <text:p>41,4542</text:p>
          </table:table-cell>
          <table:table-cell office:value-type="float" office:value="31.4008" calcext:value-type="float">
            <text:p>31,4008</text:p>
          </table:table-cell>
          <table:table-cell office:value-type="float" office:value="23.5938" calcext:value-type="float">
            <text:p>23,5938</text:p>
          </table:table-cell>
          <table:table-cell office:value-type="float" office:value="34.2431" calcext:value-type="float">
            <text:p>34,2431</text:p>
          </table:table-cell>
          <table:table-cell office:value-type="float" office:value="2400.8411" calcext:value-type="float">
            <text:p>2400,8411</text:p>
          </table:table-cell>
        </table:table-row>
        <table:table-row table:style-name="ro1">
          <table:table-cell/>
          <table:table-cell table:style-name="ce1" office:value-type="percentage" office:value="0.2" calcext:value-type="percentage">
            <text:p>20 %</text:p>
          </table:table-cell>
          <table:table-cell office:value-type="float" office:value="11.3754" calcext:value-type="float">
            <text:p>11,3754</text:p>
          </table:table-cell>
          <table:table-cell office:value-type="float" office:value="15.1053" calcext:value-type="float">
            <text:p>15,1053</text:p>
          </table:table-cell>
          <table:table-cell office:value-type="float" office:value="17.9" calcext:value-type="float">
            <text:p>17,9</text:p>
          </table:table-cell>
          <table:table-cell office:value-type="float" office:value="32.3752" calcext:value-type="float">
            <text:p>32,3752</text:p>
          </table:table-cell>
          <table:table-cell office:value-type="float" office:value="36.2644" calcext:value-type="float">
            <text:p>36,2644</text:p>
          </table:table-cell>
          <table:table-cell office:value-type="float" office:value="7.801" calcext:value-type="float">
            <text:p>7,801</text:p>
          </table:table-cell>
          <table:table-cell office:value-type="float" office:value="23.1437" calcext:value-type="float">
            <text:p>23,1437</text:p>
          </table:table-cell>
          <table:table-cell office:value-type="float" office:value="26.0461" calcext:value-type="float">
            <text:p>26,0461</text:p>
          </table:table-cell>
          <table:table-cell office:value-type="float" office:value="2581.4687" calcext:value-type="float">
            <text:p>2581,4687</text:p>
          </table:table-cell>
        </table:table-row>
        <table:table-row table:style-name="ro1">
          <table:table-cell/>
          <table:table-cell table:style-name="ce1" office:value-type="percentage" office:value="0.3" calcext:value-type="percentage">
            <text:p>30 %</text:p>
          </table:table-cell>
          <table:table-cell office:value-type="float" office:value="4.4829" calcext:value-type="float">
            <text:p>4,4829</text:p>
          </table:table-cell>
          <table:table-cell office:value-type="float" office:value="13.7226" calcext:value-type="float">
            <text:p>13,7226</text:p>
          </table:table-cell>
          <table:table-cell office:value-type="float" office:value="15.3751" calcext:value-type="float">
            <text:p>15,3751</text:p>
          </table:table-cell>
          <table:table-cell office:value-type="float" office:value="41.3613" calcext:value-type="float">
            <text:p>41,3613</text:p>
          </table:table-cell>
          <table:table-cell office:value-type="float" office:value="36.1847" calcext:value-type="float">
            <text:p>36,1847</text:p>
          </table:table-cell>
          <table:table-cell office:value-type="float" office:value="35.8703" calcext:value-type="float">
            <text:p>35,8703</text:p>
          </table:table-cell>
          <table:table-cell office:value-type="float" office:value="22.211" calcext:value-type="float">
            <text:p>22,211</text:p>
          </table:table-cell>
          <table:table-cell office:value-type="float" office:value="18.3264" calcext:value-type="float">
            <text:p>18,3264</text:p>
          </table:table-cell>
          <table:table-cell office:value-type="float" office:value="2762.0114" calcext:value-type="float">
            <text:p>2762,0114</text:p>
          </table:table-cell>
        </table:table-row>
        <table:table-row table:style-name="ro1">
          <table:table-cell/>
          <table:table-cell table:style-name="ce1" office:value-type="percentage" office:value="0.4" calcext:value-type="percentage">
            <text:p>40 %</text:p>
          </table:table-cell>
          <table:table-cell office:value-type="float" office:value="21.7162" calcext:value-type="float">
            <text:p>21,7162</text:p>
          </table:table-cell>
          <table:table-cell office:value-type="float" office:value="20.1262" calcext:value-type="float">
            <text:p>20,1262</text:p>
          </table:table-cell>
          <table:table-cell office:value-type="float" office:value="12.4166" calcext:value-type="float">
            <text:p>12,4166</text:p>
          </table:table-cell>
          <table:table-cell office:value-type="float" office:value="28.5546" calcext:value-type="float">
            <text:p>28,5546</text:p>
          </table:table-cell>
          <table:table-cell office:value-type="float" office:value="33.3741" calcext:value-type="float">
            <text:p>33,3741</text:p>
          </table:table-cell>
          <table:table-cell office:value-type="float" office:value="26.3341" calcext:value-type="float">
            <text:p>26,3341</text:p>
          </table:table-cell>
          <table:table-cell office:value-type="float" office:value="21.7315" calcext:value-type="float">
            <text:p>21,7315</text:p>
          </table:table-cell>
          <table:table-cell office:value-type="float" office:value="26.5718" calcext:value-type="float">
            <text:p>26,5718</text:p>
          </table:table-cell>
          <table:table-cell office:value-type="float" office:value="2942.97" calcext:value-type="float">
            <text:p>2942,97</text:p>
          </table:table-cell>
        </table:table-row>
        <table:table-row table:style-name="ro1">
          <table:table-cell/>
          <table:table-cell table:style-name="ce1" office:value-type="percentage" office:value="0.5" calcext:value-type="percentage">
            <text:p>50 %</text:p>
          </table:table-cell>
          <table:table-cell office:value-type="float" office:value="14.8022" calcext:value-type="float">
            <text:p>14,8022</text:p>
          </table:table-cell>
          <table:table-cell office:value-type="float" office:value="18.2465" calcext:value-type="float">
            <text:p>18,2465</text:p>
          </table:table-cell>
          <table:table-cell office:value-type="float" office:value="10.0389" calcext:value-type="float">
            <text:p>10,0389</text:p>
          </table:table-cell>
          <table:table-cell office:value-type="float" office:value="35.7486" calcext:value-type="float">
            <text:p>35,7486</text:p>
          </table:table-cell>
          <table:table-cell office:value-type="float" office:value="20.2546" calcext:value-type="float">
            <text:p>20,2546</text:p>
          </table:table-cell>
          <table:table-cell office:value-type="float" office:value="15.2779" calcext:value-type="float">
            <text:p>15,2779</text:p>
          </table:table-cell>
          <table:table-cell office:value-type="float" office:value="20.8234" calcext:value-type="float">
            <text:p>20,8234</text:p>
          </table:table-cell>
          <table:table-cell office:value-type="float" office:value="20.9664" calcext:value-type="float">
            <text:p>20,9664</text:p>
          </table:table-cell>
          <table:table-cell office:value-type="float" office:value="3123.6362" calcext:value-type="float">
            <text:p>3123,6362</text:p>
          </table:table-cell>
        </table:table-row>
        <table:table-row table:style-name="ro1">
          <table:table-cell/>
          <table:table-cell table:style-name="ce1" office:value-type="percentage" office:value="0.6" calcext:value-type="percentage">
            <text:p>60 %</text:p>
          </table:table-cell>
          <table:table-cell office:value-type="float" office:value="7.7626" calcext:value-type="float">
            <text:p>7,7626</text:p>
          </table:table-cell>
          <table:table-cell office:value-type="float" office:value="16.377" calcext:value-type="float">
            <text:p>16,377</text:p>
          </table:table-cell>
          <table:table-cell office:value-type="float" office:value="15.623" calcext:value-type="float">
            <text:p>15,623</text:p>
          </table:table-cell>
          <table:table-cell office:value-type="float" office:value="36.3913" calcext:value-type="float">
            <text:p>36,3913</text:p>
          </table:table-cell>
          <table:table-cell office:value-type="float" office:value="18.1509" calcext:value-type="float">
            <text:p>18,1509</text:p>
          </table:table-cell>
          <table:table-cell office:value-type="float" office:value="32.89" calcext:value-type="float">
            <text:p>32,89</text:p>
          </table:table-cell>
          <table:table-cell office:value-type="float" office:value="19.8833" calcext:value-type="float">
            <text:p>19,8833</text:p>
          </table:table-cell>
          <table:table-cell office:value-type="float" office:value="14.7489" calcext:value-type="float">
            <text:p>14,7489</text:p>
          </table:table-cell>
          <table:table-cell office:value-type="float" office:value="3304.1346" calcext:value-type="float">
            <text:p>3304,1346</text:p>
          </table:table-cell>
        </table:table-row>
        <table:table-row table:style-name="ro1">
          <table:table-cell/>
          <table:table-cell table:style-name="ce1" office:value-type="percentage" office:value="0.7" calcext:value-type="percentage">
            <text:p>70 %</text:p>
          </table:table-cell>
          <table:table-cell office:value-type="float" office:value="0.9947" calcext:value-type="float">
            <text:p>0,9947</text:p>
          </table:table-cell>
          <table:table-cell office:value-type="float" office:value="14.497" calcext:value-type="float">
            <text:p>14,497</text:p>
          </table:table-cell>
          <table:table-cell office:value-type="float" office:value="19.7894" calcext:value-type="float">
            <text:p>19,7894</text:p>
          </table:table-cell>
          <table:table-cell office:value-type="float" office:value="23.7445" calcext:value-type="float">
            <text:p>23,7445</text:p>
          </table:table-cell>
          <table:table-cell office:value-type="float" office:value="43.1006" calcext:value-type="float">
            <text:p>43,1006</text:p>
          </table:table-cell>
          <table:table-cell office:value-type="float" office:value="34.7141" calcext:value-type="float">
            <text:p>34,7141</text:p>
          </table:table-cell>
          <table:table-cell office:value-type="float" office:value="18.912" calcext:value-type="float">
            <text:p>18,912</text:p>
          </table:table-cell>
          <table:table-cell office:value-type="float" office:value="24.0595" calcext:value-type="float">
            <text:p>24,0595</text:p>
          </table:table-cell>
          <table:table-cell office:value-type="float" office:value="3484.8971" calcext:value-type="float">
            <text:p>3484,8971</text:p>
          </table:table-cell>
        </table:table-row>
        <table:table-row table:style-name="ro1">
          <table:table-cell/>
          <table:table-cell table:style-name="ce1" office:value-type="percentage" office:value="0.8" calcext:value-type="percentage">
            <text:p>80 %</text:p>
          </table:table-cell>
          <table:table-cell office:value-type="float" office:value="19.8155" calcext:value-type="float">
            <text:p>19,8155</text:p>
          </table:table-cell>
          <table:table-cell office:value-type="float" office:value="15.907" calcext:value-type="float">
            <text:p>15,907</text:p>
          </table:table-cell>
          <table:table-cell office:value-type="float" office:value="8.6312" calcext:value-type="float">
            <text:p>8,6312</text:p>
          </table:table-cell>
          <table:table-cell office:value-type="float" office:value="31.1909" calcext:value-type="float">
            <text:p>31,1909</text:p>
          </table:table-cell>
          <table:table-cell office:value-type="float" office:value="46.0974" calcext:value-type="float">
            <text:p>46,0974</text:p>
          </table:table-cell>
          <table:table-cell office:value-type="float" office:value="24.1286" calcext:value-type="float">
            <text:p>24,1286</text:p>
          </table:table-cell>
          <table:table-cell office:value-type="float" office:value="20.3509" calcext:value-type="float">
            <text:p>20,3509</text:p>
          </table:table-cell>
          <table:table-cell office:value-type="float" office:value="12.851" calcext:value-type="float">
            <text:p>12,851</text:p>
          </table:table-cell>
          <table:table-cell office:value-type="float" office:value="3665.379" calcext:value-type="float">
            <text:p>3665,379</text:p>
          </table:table-cell>
        </table:table-row>
        <table:table-row table:style-name="ro1">
          <table:table-cell/>
          <table:table-cell table:style-name="ce1" office:value-type="percentage" office:value="0.9" calcext:value-type="percentage">
            <text:p>90 %</text:p>
          </table:table-cell>
          <table:table-cell office:value-type="float" office:value="14.186" calcext:value-type="float">
            <text:p>14,186</text:p>
          </table:table-cell>
          <table:table-cell office:value-type="float" office:value="15.4266" calcext:value-type="float">
            <text:p>15,4266</text:p>
          </table:table-cell>
          <table:table-cell office:value-type="float" office:value="25.3478" calcext:value-type="float">
            <text:p>25,3478</text:p>
          </table:table-cell>
          <table:table-cell office:value-type="float" office:value="44.6814" calcext:value-type="float">
            <text:p>44,6814</text:p>
          </table:table-cell>
          <table:table-cell office:value-type="float" office:value="20.0836" calcext:value-type="float">
            <text:p>20,0836</text:p>
          </table:table-cell>
          <table:table-cell office:value-type="float" office:value="41.1695" calcext:value-type="float">
            <text:p>41,1695</text:p>
          </table:table-cell>
          <table:table-cell office:value-type="float" office:value="20.3301" calcext:value-type="float">
            <text:p>20,3301</text:p>
          </table:table-cell>
          <table:table-cell office:value-type="float" office:value="33.4672" calcext:value-type="float">
            <text:p>33,4672</text:p>
          </table:table-cell>
          <table:table-cell office:value-type="float" office:value="3845.7209" calcext:value-type="float">
            <text:p>3845,7209</text:p>
          </table:table-cell>
        </table:table-row>
        <table:table-row table:style-name="ro1">
          <table:table-cell/>
          <table:table-cell table:style-name="ce1" office:value-type="percentage" office:value="1" calcext:value-type="percentage">
            <text:p>100 %</text:p>
          </table:table-cell>
          <table:table-cell office:value-type="float" office:value="9.4548" calcext:value-type="float">
            <text:p>9,4548</text:p>
          </table:table-cell>
          <table:table-cell office:value-type="float" office:value="16.5129" calcext:value-type="float">
            <text:p>16,5129</text:p>
          </table:table-cell>
          <table:table-cell office:value-type="float" office:value="21.4837" calcext:value-type="float">
            <text:p>21,4837</text:p>
          </table:table-cell>
          <table:table-cell office:value-type="float" office:value="30.2638" calcext:value-type="float">
            <text:p>30,2638</text:p>
          </table:table-cell>
          <table:table-cell office:value-type="float" office:value="24.88" calcext:value-type="float">
            <text:p>24,88</text:p>
          </table:table-cell>
          <table:table-cell office:value-type="float" office:value="24.2039" calcext:value-type="float">
            <text:p>24,2039</text:p>
          </table:table-cell>
          <table:table-cell office:value-type="float" office:value="20.8286" calcext:value-type="float">
            <text:p>20,8286</text:p>
          </table:table-cell>
          <table:table-cell office:value-type="float" office:value="30.4199" calcext:value-type="float">
            <text:p>30,4199</text:p>
          </table:table-cell>
          <table:table-cell office:value-type="float" office:value="4025.6156" calcext:value-type="float">
            <text:p>4025,6156</text:p>
          </table:table-cell>
        </table:table-row>
        <table:table-row table:style-name="ro1">
          <table:table-cell office:value-type="string" calcext:value-type="string">
            <text:p>Memory Consumption with GC [MB]</text:p>
          </table:table-cell>
          <table:table-cell table:style-name="ce1" office:value-type="percentage" office:value="0" calcext:value-type="percentage">
            <text:p>0 %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103" calcext:value-type="float">
            <text:p>0,0103</text:p>
          </table:table-cell>
          <table:table-cell table:number-columns-repeated="2" office:value-type="float" office:value="0.0017" calcext:value-type="float">
            <text:p>0,0017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37" calcext:value-type="float">
            <text:p>0,0137</text:p>
          </table:table-cell>
          <table:table-cell office:value-type="float" office:value="2127.2364" calcext:value-type="float">
            <text:p>2127,2364</text:p>
          </table:table-cell>
        </table:table-row>
        <table:table-row table:style-name="ro1">
          <table:table-cell/>
          <table:table-cell table:style-name="ce1" office:value-type="percentage" office:value="0.1" calcext:value-type="percentage">
            <text:p>10 %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281" calcext:value-type="float">
            <text:p>0,0281</text:p>
          </table:table-cell>
          <table:table-cell office:value-type="float" office:value="0.0231" calcext:value-type="float">
            <text:p>0,0231</text:p>
          </table:table-cell>
          <table:table-cell office:value-type="float" office:value="2288.2348" calcext:value-type="float">
            <text:p>2288,2348</text:p>
          </table:table-cell>
        </table:table-row>
        <table:table-row table:style-name="ro1">
          <table:table-cell/>
          <table:table-cell table:style-name="ce1" office:value-type="percentage" office:value="0.2" calcext:value-type="percentage">
            <text:p>2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022" calcext:value-type="float">
            <text:p>0,022</text:p>
          </table:table-cell>
          <table:table-cell office:value-type="float" office:value="2449.2262" calcext:value-type="float">
            <text:p>2449,2262</text:p>
          </table:table-cell>
        </table:table-row>
        <table:table-row table:style-name="ro1">
          <table:table-cell/>
          <table:table-cell table:style-name="ce1" office:value-type="percentage" office:value="0.3" calcext:value-type="percentage">
            <text:p>3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0219" calcext:value-type="float">
            <text:p>0,0219</text:p>
          </table:table-cell>
          <table:table-cell office:value-type="float" office:value="2610.2354" calcext:value-type="float">
            <text:p>2610,2354</text:p>
          </table:table-cell>
        </table:table-row>
        <table:table-row table:style-name="ro1">
          <table:table-cell/>
          <table:table-cell table:style-name="ce1" office:value-type="percentage" office:value="0.4" calcext:value-type="percentage">
            <text:p>4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0219" calcext:value-type="float">
            <text:p>0,0219</text:p>
          </table:table-cell>
          <table:table-cell office:value-type="float" office:value="2771.2036" calcext:value-type="float">
            <text:p>2771,2036</text:p>
          </table:table-cell>
        </table:table-row>
        <table:table-row table:style-name="ro1">
          <table:table-cell/>
          <table:table-cell table:style-name="ce1" office:value-type="percentage" office:value="0.5" calcext:value-type="percentage">
            <text:p>5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0197" calcext:value-type="float">
            <text:p>0,0197</text:p>
          </table:table-cell>
          <table:table-cell office:value-type="float" office:value="2932.2077" calcext:value-type="float">
            <text:p>2932,2077</text:p>
          </table:table-cell>
        </table:table-row>
        <table:table-row table:style-name="ro1">
          <table:table-cell/>
          <table:table-cell table:style-name="ce1" office:value-type="percentage" office:value="0.6" calcext:value-type="percentage">
            <text:p>6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0218" calcext:value-type="float">
            <text:p>0,0218</text:p>
          </table:table-cell>
          <table:table-cell office:value-type="float" office:value="3093.2288" calcext:value-type="float">
            <text:p>3093,2288</text:p>
          </table:table-cell>
        </table:table-row>
        <table:table-row table:style-name="ro1">
          <table:table-cell/>
          <table:table-cell table:style-name="ce1" office:value-type="percentage" office:value="0.7" calcext:value-type="percentage">
            <text:p>70 %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28" calcext:value-type="float">
            <text:p>0,028</text:p>
          </table:table-cell>
          <table:table-cell office:value-type="float" office:value="0.0229" calcext:value-type="float">
            <text:p>0,0229</text:p>
          </table:table-cell>
          <table:table-cell office:value-type="float" office:value="3254.2521" calcext:value-type="float">
            <text:p>3254,2521</text:p>
          </table:table-cell>
        </table:table-row>
        <table:table-row table:style-name="ro1">
          <table:table-cell/>
          <table:table-cell table:style-name="ce1" office:value-type="percentage" office:value="0.8" calcext:value-type="percentage">
            <text:p>8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022" calcext:value-type="float">
            <text:p>0,022</text:p>
          </table:table-cell>
          <table:table-cell office:value-type="float" office:value="3415.0766" calcext:value-type="float">
            <text:p>3415,0766</text:p>
          </table:table-cell>
        </table:table-row>
        <table:table-row table:style-name="ro1">
          <table:table-cell/>
          <table:table-cell table:style-name="ce1" office:value-type="percentage" office:value="0.9" calcext:value-type="percentage">
            <text:p>90 %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276" calcext:value-type="float">
            <text:p>0,0276</text:p>
          </table:table-cell>
          <table:table-cell office:value-type="float" office:value="0.022" calcext:value-type="float">
            <text:p>0,022</text:p>
          </table:table-cell>
          <table:table-cell office:value-type="float" office:value="3576.005" calcext:value-type="float">
            <text:p>3576,005</text:p>
          </table:table-cell>
        </table:table-row>
        <table:table-row table:style-name="ro1">
          <table:table-cell/>
          <table:table-cell table:style-name="ce1" office:value-type="percentage" office:value="1" calcext:value-type="percentage">
            <text:p>10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285" calcext:value-type="float">
            <text:p>0,0285</text:p>
          </table:table-cell>
          <table:table-cell office:value-type="float" office:value="0.0169" calcext:value-type="float">
            <text:p>0,0169</text:p>
          </table:table-cell>
          <table:table-cell office:value-type="float" office:value="3736.7852" calcext:value-type="float">
            <text:p>3736,785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table:formula="of:=HEX2DEC([.C$35])" office:value-type="float" office:value="16711680" calcext:value-type="float">
            <text:p>16711680</text:p>
          </table:table-cell>
          <table:table-cell table:formula="of:=HEX2DEC([.D$35])" office:value-type="float" office:value="16750848" calcext:value-type="float">
            <text:p>16750848</text:p>
          </table:table-cell>
          <table:table-cell table:formula="of:=HEX2DEC([.E$35])" office:value-type="float" office:value="15658496" calcext:value-type="float">
            <text:p>15658496</text:p>
          </table:table-cell>
          <table:table-cell table:formula="of:=HEX2DEC([.F$35])" office:value-type="float" office:value="11206400" calcext:value-type="float">
            <text:p>11206400</text:p>
          </table:table-cell>
          <table:table-cell table:formula="of:=HEX2DEC([.G$35])" office:value-type="float" office:value="65382" calcext:value-type="float">
            <text:p>65382</text:p>
          </table:table-cell>
          <table:table-cell table:formula="of:=HEX2DEC([.H$35])" office:value-type="float" office:value="65535" calcext:value-type="float">
            <text:p>65535</text:p>
          </table:table-cell>
          <table:table-cell table:formula="of:=HEX2DEC([.I$35])" office:value-type="float" office:value="26367" calcext:value-type="float">
            <text:p>26367</text:p>
          </table:table-cell>
          <table:table-cell table:formula="of:=HEX2DEC([.J$35])" office:value-type="float" office:value="10027263" calcext:value-type="float">
            <text:p>10027263</text:p>
          </table:table-cell>
          <table:table-cell table:formula="of:=HEX2DEC([.K$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 (Hex)</text:p>
          </table:table-cell>
          <table:table-cell/>
          <table:table-cell office:value-type="string" calcext:value-type="string">
            <text:p>ff0000</text:p>
          </table:table-cell>
          <table:table-cell office:value-type="string" calcext:value-type="string">
            <text:p>ff9900</text:p>
          </table:table-cell>
          <table:table-cell office:value-type="string" calcext:value-type="string">
            <text:p>eeee00</text:p>
          </table:table-cell>
          <table:table-cell office:value-type="string" calcext:value-type="string">
            <text:p>aaff00</text:p>
          </table:table-cell>
          <table:table-cell office:value-type="string" calcext:value-type="string">
            <text:p>00ff66</text:p>
          </table:table-cell>
          <table:table-cell office:value-type="string" calcext:value-type="string">
            <text:p>00ffff</text:p>
          </table:table-cell>
          <table:table-cell office:value-type="string" calcext:value-type="string">
            <text:p>0066ff</text:p>
          </table:table-cell>
          <table:table-cell office:value-type="string" calcext:value-type="string">
            <text:p>9900ff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55">
          <table:table-cell table:number-columns-repeated="11"/>
        </table:table-row>
        <table:table-row table:style-name="ro1" table:visibility="collapse">
          <table:table-cell table:number-columns-repeated="11"/>
        </table:table-row>
        <table:table-row table:style-name="ro1" table:visibility="collapse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.00.0000</text:date>, <text:time style:data-style-name="N2" text:time-value="23:40:38.96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9T23:47:53.598000000</dc:date>
    <meta:editing-duration>PT1H53M35S</meta:editing-duration>
    <meta:editing-cycles>19</meta:editing-cycles>
    <meta:generator>LibreOffice/7.0.4.2$Windows_X86_64 LibreOffice_project/dcf040e67528d9187c66b2379df5ea4407429775</meta:generator>
    <meta:document-statistic meta:table-count="1" meta:cell-count="289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verlap="-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9900" draw:fill-gradient-name="Sunshine" draw:gradient-step-count="0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eeee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af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ff66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0ff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066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9900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729fcf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bar" chart:style-name="ch1">
        <chart:title svg:x="5.683cm" svg:y="0.316cm" chart:style-name="ch2">
          <text:p>Parsing and Traversal Time (500 MB XML)</text:p>
        </chart:title>
        <chart:legend chart:legend-position="end" svg:x="14.06cm" svg:y="2.209cm" style:legend-expansion="high" chart:style-name="ch3"/>
        <chart:plot-area chart:style-name="ch4" table:cell-range-address="'XML Benchmark Result 500 MB'.C6:'XML Benchmark Result 500 MB'.K6 'XML Benchmark Result 500 MB'.C9:'XML Benchmark Result 500 MB'.K9 'XML Benchmark Result 500 MB'.C34:'XML Benchmark Result 500 MB'.K34" chart:data-source-has-labels="row" svg:x="1.411cm" svg:y="1.275cm" svg:width="12.249cm" svg:height="7.546cm">
          <chart:coordinate-region svg:x="2.032cm" svg:y="1.474cm" svg:width="11.628cm" svg:height="7.148cm"/>
          <chart:axis chart:dimension="x" chart:name="primary-x" chart:style-name="ch5"/>
          <chart:axis chart:dimension="y" chart:name="primary-y" chart:style-name="ch6">
            <chart:title svg:x="0.451cm" svg:y="6.309cm" chart:style-name="ch7">
              <text:p>Average Time [s]</text:p>
            </chart:title>
            <chart:grid chart:style-name="ch8" chart:class="major"/>
          </chart:axis>
          <chart:series chart:style-name="ch9" chart:values-cell-range-address="'XML Benchmark Result 500 MB'.C9:'XML Benchmark Result 500 MB'.C9" chart:label-cell-address="'XML Benchmark Result 500 MB'.C6:'XML Benchmark Result 500 MB'.C6" chart:class="chart:bar">
            <chart:data-point/>
            <loext:propertry-mapping loext:property="FillColor" loext:cell-range-address="'XML Benchmark Result 500 MB'.C34:'XML Benchmark Result 500 MB'.C34"/>
          </chart:series>
          <chart:series chart:style-name="ch10" chart:values-cell-range-address="'XML Benchmark Result 500 MB'.D9:'XML Benchmark Result 500 MB'.D9" chart:label-cell-address="'XML Benchmark Result 500 MB'.D6:'XML Benchmark Result 500 MB'.D6" chart:class="chart:bar">
            <chart:data-point chart:style-name="ch11"/>
            <loext:propertry-mapping loext:property="FillColor" loext:cell-range-address="'XML Benchmark Result 500 MB'.D34:'XML Benchmark Result 500 MB'.D34"/>
          </chart:series>
          <chart:series chart:style-name="ch12" chart:values-cell-range-address="'XML Benchmark Result 500 MB'.E9:'XML Benchmark Result 500 MB'.E9" chart:label-cell-address="'XML Benchmark Result 500 MB'.E6:'XML Benchmark Result 500 MB'.E6" chart:class="chart:bar">
            <chart:data-point/>
            <loext:propertry-mapping loext:property="FillColor" loext:cell-range-address="'XML Benchmark Result 500 MB'.E34:'XML Benchmark Result 500 MB'.E34"/>
          </chart:series>
          <chart:series chart:style-name="ch13" chart:values-cell-range-address="'XML Benchmark Result 500 MB'.F9:'XML Benchmark Result 500 MB'.F9" chart:label-cell-address="'XML Benchmark Result 500 MB'.F6:'XML Benchmark Result 500 MB'.F6" chart:class="chart:bar">
            <chart:data-point/>
            <loext:propertry-mapping loext:property="FillColor" loext:cell-range-address="'XML Benchmark Result 500 MB'.F34:'XML Benchmark Result 500 MB'.F34"/>
          </chart:series>
          <chart:series chart:style-name="ch14" chart:values-cell-range-address="'XML Benchmark Result 500 MB'.G9:'XML Benchmark Result 500 MB'.G9" chart:label-cell-address="'XML Benchmark Result 500 MB'.G6:'XML Benchmark Result 500 MB'.G6" chart:class="chart:bar">
            <chart:data-point/>
            <loext:propertry-mapping loext:property="FillColor" loext:cell-range-address="'XML Benchmark Result 500 MB'.G34:'XML Benchmark Result 500 MB'.G34"/>
          </chart:series>
          <chart:series chart:style-name="ch15" chart:values-cell-range-address="'XML Benchmark Result 500 MB'.H9:'XML Benchmark Result 500 MB'.H9" chart:label-cell-address="'XML Benchmark Result 500 MB'.H6:'XML Benchmark Result 500 MB'.H6" chart:class="chart:bar">
            <chart:data-point/>
            <loext:propertry-mapping loext:property="FillColor" loext:cell-range-address="'XML Benchmark Result 500 MB'.H34:'XML Benchmark Result 500 MB'.H34"/>
          </chart:series>
          <chart:series chart:style-name="ch16" chart:values-cell-range-address="'XML Benchmark Result 500 MB'.I9:'XML Benchmark Result 500 MB'.I9" chart:label-cell-address="'XML Benchmark Result 500 MB'.I6:'XML Benchmark Result 500 MB'.I6" chart:class="chart:bar">
            <chart:data-point/>
            <loext:propertry-mapping loext:property="FillColor" loext:cell-range-address="'XML Benchmark Result 500 MB'.I34:'XML Benchmark Result 500 MB'.I34"/>
          </chart:series>
          <chart:series chart:style-name="ch17" chart:values-cell-range-address="'XML Benchmark Result 500 MB'.J9:'XML Benchmark Result 500 MB'.J9" chart:label-cell-address="'XML Benchmark Result 500 MB'.J6:'XML Benchmark Result 500 MB'.J6" chart:class="chart:bar">
            <chart:data-point/>
            <loext:propertry-mapping loext:property="FillColor" loext:cell-range-address="'XML Benchmark Result 500 MB'.J34:'XML Benchmark Result 500 MB'.J34"/>
          </chart:series>
          <chart:series chart:style-name="ch18" chart:values-cell-range-address="'XML Benchmark Result 500 MB'.K9:'XML Benchmark Result 500 MB'.K9" chart:label-cell-address="'XML Benchmark Result 500 MB'.K6:'XML Benchmark Result 500 MB'.K6" chart:class="chart:bar">
            <chart:data-point/>
            <loext:propertry-mapping loext:property="FillColor" loext:cell-range-address="'XML Benchmark Result 500 MB'.K34:'XML Benchmark Result 500 MB'.K3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erces (Cursor API)</text:p>
                <draw:g>
                  <svg:desc>'XML Benchmark Result 500 MB'.C6:'XML Benchmark Result 500 MB'.C6</svg:desc>
                </draw:g>
              </table:table-cell>
              <table:table-cell office:value-type="string">
                <text:p/>
              </table:table-cell>
              <table:table-cell office:value-type="string">
                <text:p>Woodstox (Cursor API)</text:p>
                <draw:g>
                  <svg:desc>'XML Benchmark Result 500 MB'.D6:'XML Benchmark Result 500 MB'.D6</svg:desc>
                </draw:g>
              </table:table-cell>
              <table:table-cell office:value-type="string">
                <text:p/>
              </table:table-cell>
              <table:table-cell office:value-type="string">
                <text:p>Aalto (Cursor API)</text:p>
                <draw:g>
                  <svg:desc>'XML Benchmark Result 500 MB'.E6:'XML Benchmark Result 500 MB'.E6</svg:desc>
                </draw:g>
              </table:table-cell>
              <table:table-cell office:value-type="string">
                <text:p/>
              </table:table-cell>
              <table:table-cell office:value-type="string">
                <text:p>Xerces (Iterator API)</text:p>
                <draw:g>
                  <svg:desc>'XML Benchmark Result 500 MB'.F6:'XML Benchmark Result 500 MB'.F6</svg:desc>
                </draw:g>
              </table:table-cell>
              <table:table-cell office:value-type="string">
                <text:p/>
              </table:table-cell>
              <table:table-cell office:value-type="string">
                <text:p>Woodstox (Iterator API)</text:p>
                <draw:g>
                  <svg:desc>'XML Benchmark Result 500 MB'.G6:'XML Benchmark Result 500 MB'.G6</svg:desc>
                </draw:g>
              </table:table-cell>
              <table:table-cell office:value-type="string">
                <text:p/>
              </table:table-cell>
              <table:table-cell office:value-type="string">
                <text:p>Aalto (Iterator API)</text:p>
                <draw:g>
                  <svg:desc>'XML Benchmark Result 500 MB'.H6:'XML Benchmark Result 500 MB'.H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 instance reuse</text:p>
                <draw:g>
                  <svg:desc>'XML Benchmark Result 500 MB'.I6:'XML Benchmark Result 500 MB'.I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out instance reuse</text:p>
                <draw:g>
                  <svg:desc>'XML Benchmark Result 500 MB'.J6:'XML Benchmark Result 500 MB'.J6</svg:desc>
                </draw:g>
              </table:table-cell>
              <table:table-cell office:value-type="string">
                <text:p/>
              </table:table-cell>
              <table:table-cell office:value-type="string">
                <text:p>DOM parser</text:p>
                <draw:g>
                  <svg:desc>'XML Benchmark Result 500 MB'.K6:'XML Benchmark Result 500 MB'.K6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4163">
                <text:p>3.4163</text:p>
                <draw:g>
                  <svg:desc>'XML Benchmark Result 500 MB'.C9:'XML Benchmark Result 500 MB'.C9</svg:desc>
                </draw:g>
              </table:table-cell>
              <table:table-cell office:value-type="float" office:value="16711680">
                <text:p>16711680</text:p>
                <draw:g>
                  <svg:desc>'XML Benchmark Result 500 MB'.C34:'XML Benchmark Result 500 MB'.C34</svg:desc>
                </draw:g>
              </table:table-cell>
              <table:table-cell office:value-type="float" office:value="2.7357">
                <text:p>2.7357</text:p>
                <draw:g>
                  <svg:desc>'XML Benchmark Result 500 MB'.D9:'XML Benchmark Result 500 MB'.D9</svg:desc>
                </draw:g>
              </table:table-cell>
              <table:table-cell office:value-type="float" office:value="16750848">
                <text:p>16750848</text:p>
                <draw:g>
                  <svg:desc>'XML Benchmark Result 500 MB'.D34:'XML Benchmark Result 500 MB'.D34</svg:desc>
                </draw:g>
              </table:table-cell>
              <table:table-cell office:value-type="float" office:value="2.4683">
                <text:p>2.4683</text:p>
                <draw:g>
                  <svg:desc>'XML Benchmark Result 500 MB'.E9:'XML Benchmark Result 500 MB'.E9</svg:desc>
                </draw:g>
              </table:table-cell>
              <table:table-cell office:value-type="float" office:value="15658496">
                <text:p>15658496</text:p>
                <draw:g>
                  <svg:desc>'XML Benchmark Result 500 MB'.E34:'XML Benchmark Result 500 MB'.E34</svg:desc>
                </draw:g>
              </table:table-cell>
              <table:table-cell office:value-type="float" office:value="4.6587">
                <text:p>4.6587</text:p>
                <draw:g>
                  <svg:desc>'XML Benchmark Result 500 MB'.F9:'XML Benchmark Result 500 MB'.F9</svg:desc>
                </draw:g>
              </table:table-cell>
              <table:table-cell office:value-type="float" office:value="11206400">
                <text:p>11206400</text:p>
                <draw:g>
                  <svg:desc>'XML Benchmark Result 500 MB'.F34:'XML Benchmark Result 500 MB'.F34</svg:desc>
                </draw:g>
              </table:table-cell>
              <table:table-cell office:value-type="float" office:value="3.6153">
                <text:p>3.6153</text:p>
                <draw:g>
                  <svg:desc>'XML Benchmark Result 500 MB'.G9:'XML Benchmark Result 500 MB'.G9</svg:desc>
                </draw:g>
              </table:table-cell>
              <table:table-cell office:value-type="float" office:value="65382">
                <text:p>65382</text:p>
                <draw:g>
                  <svg:desc>'XML Benchmark Result 500 MB'.G34:'XML Benchmark Result 500 MB'.G34</svg:desc>
                </draw:g>
              </table:table-cell>
              <table:table-cell office:value-type="float" office:value="3.488">
                <text:p>3.488</text:p>
                <draw:g>
                  <svg:desc>'XML Benchmark Result 500 MB'.H9:'XML Benchmark Result 500 MB'.H9</svg:desc>
                </draw:g>
              </table:table-cell>
              <table:table-cell office:value-type="float" office:value="65535">
                <text:p>65535</text:p>
                <draw:g>
                  <svg:desc>'XML Benchmark Result 500 MB'.H34:'XML Benchmark Result 500 MB'.H34</svg:desc>
                </draw:g>
              </table:table-cell>
              <table:table-cell office:value-type="float" office:value="3.763">
                <text:p>3.763</text:p>
                <draw:g>
                  <svg:desc>'XML Benchmark Result 500 MB'.I9:'XML Benchmark Result 500 MB'.I9</svg:desc>
                </draw:g>
              </table:table-cell>
              <table:table-cell office:value-type="float" office:value="26367">
                <text:p>26367</text:p>
                <draw:g>
                  <svg:desc>'XML Benchmark Result 500 MB'.I34:'XML Benchmark Result 500 MB'.I34</svg:desc>
                </draw:g>
              </table:table-cell>
              <table:table-cell office:value-type="float" office:value="3.935">
                <text:p>3.935</text:p>
                <draw:g>
                  <svg:desc>'XML Benchmark Result 500 MB'.J9:'XML Benchmark Result 500 MB'.J9</svg:desc>
                </draw:g>
              </table:table-cell>
              <table:table-cell office:value-type="float" office:value="10027263">
                <text:p>10027263</text:p>
                <draw:g>
                  <svg:desc>'XML Benchmark Result 500 MB'.J34:'XML Benchmark Result 500 MB'.J34</svg:desc>
                </draw:g>
              </table:table-cell>
              <table:table-cell office:value-type="float" office:value="21.134">
                <text:p>21.134</text:p>
                <draw:g>
                  <svg:desc>'XML Benchmark Result 500 MB'.K9:'XML Benchmark Result 500 MB'.K9</svg:desc>
                </draw:g>
              </table:table-cell>
              <table:table-cell office:value-type="float" office:value="0">
                <text:p>0</text:p>
                <draw:g>
                  <svg:desc>'XML Benchmark Result 500 MB'.K34:'XML Benchmark Result 500 MB'.K3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9900" draw:fill-color="#ff99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eee00" draw:fill-color="#eeee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ff" draw:fill-color="#0066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9900ff" draw:fill-color="#9900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title svg:x="5.088cm" svg:y="0.316cm" chart:style-name="ch2">
          <text:p>Memory Consumption without GC (500 MB XML)</text:p>
        </chart:title>
        <chart:legend chart:legend-position="end" svg:x="13.471cm" svg:y="3.205cm" style:legend-expansion="high" chart:style-name="ch3"/>
        <chart:plot-area chart:style-name="ch4" table:cell-range-address="'XML Benchmark Result 500 MB'.B10:'XML Benchmark Result 500 MB'.E20 'XML Benchmark Result 500 MB'.C6:'XML Benchmark Result 500 MB'.E6 'XML Benchmark Result 500 MB'.I6:'XML Benchmark Result 500 MB'.J6 'XML Benchmark Result 500 MB'.I10:'XML Benchmark Result 500 MB'.J20" chart:data-source-has-labels="row" svg:x="1.411cm" svg:y="1.275cm" svg:width="11.66cm" svg:height="6.565cm">
          <chart:coordinate-region svg:x="2.032cm" svg:y="1.474cm" svg:width="10.548cm" svg:height="5.719cm"/>
          <chart:axis chart:dimension="x" chart:name="primary-x" chart:style-name="ch5">
            <chart:title svg:x="5.279cm" svg:y="8.02cm" chart:style-name="ch6">
              <text:p>Progress of Tree Traversal</text:p>
            </chart:title>
          </chart:axis>
          <chart:axis chart:dimension="y" chart:name="primary-y" chart:style-name="ch7">
            <chart:title svg:x="0.451cm" svg:y="6.559cm" chart:style-name="ch8">
              <text:p>Memory Consumption [MB]</text:p>
            </chart:title>
            <chart:grid chart:style-name="ch9" chart:class="major"/>
          </chart:axis>
          <chart:series chart:style-name="ch10" chart:values-cell-range-address="'XML Benchmark Result 500 MB'.C10:'XML Benchmark Result 500 MB'.C20" chart:label-cell-address="'XML Benchmark Result 500 MB'.C6:'XML Benchmark Result 500 MB'.C6" chart:class="chart:scatter">
            <chart:domain table:cell-range-address="'XML Benchmark Result 500 MB'.B10:'XML Benchmark Result 500 MB'.B20"/>
            <chart:data-point chart:repeated="11"/>
          </chart:series>
          <chart:series chart:style-name="ch11" chart:values-cell-range-address="'XML Benchmark Result 500 MB'.D10:'XML Benchmark Result 500 MB'.D20" chart:label-cell-address="'XML Benchmark Result 500 MB'.D6:'XML Benchmark Result 500 MB'.D6" chart:class="chart:scatter">
            <chart:data-point chart:repeated="11"/>
          </chart:series>
          <chart:series chart:style-name="ch12" chart:values-cell-range-address="'XML Benchmark Result 500 MB'.E10:'XML Benchmark Result 500 MB'.E20" chart:label-cell-address="'XML Benchmark Result 500 MB'.E6:'XML Benchmark Result 500 MB'.E6" chart:class="chart:scatter">
            <chart:data-point chart:repeated="11"/>
          </chart:series>
          <chart:series chart:style-name="ch13" chart:values-cell-range-address="'XML Benchmark Result 500 MB'.I10:'XML Benchmark Result 500 MB'.I20" chart:label-cell-address="'XML Benchmark Result 500 MB'.I6:'XML Benchmark Result 500 MB'.I6" chart:class="chart:scatter">
            <chart:data-point chart:repeated="11"/>
          </chart:series>
          <chart:series chart:style-name="ch14" chart:values-cell-range-address="'XML Benchmark Result 500 MB'.J10:'XML Benchmark Result 500 MB'.J20" chart:label-cell-address="'XML Benchmark Result 500 MB'.J6:'XML Benchmark Result 500 MB'.J6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Xerces (Cursor API)</text:p>
                <draw:g>
                  <svg:desc>'XML Benchmark Result 500 MB'.C6:'XML Benchmark Result 500 MB'.C6</svg:desc>
                </draw:g>
              </table:table-cell>
              <table:table-cell office:value-type="string">
                <text:p>Woodstox (Cursor API)</text:p>
                <draw:g>
                  <svg:desc>'XML Benchmark Result 500 MB'.D6:'XML Benchmark Result 500 MB'.D6</svg:desc>
                </draw:g>
              </table:table-cell>
              <table:table-cell office:value-type="string">
                <text:p>Aalto (Cursor API)</text:p>
                <draw:g>
                  <svg:desc>'XML Benchmark Result 500 MB'.E6:'XML Benchmark Result 500 MB'.E6</svg:desc>
                </draw:g>
              </table:table-cell>
              <table:table-cell office:value-type="string">
                <text:p>maXMLian with instance reuse</text:p>
                <draw:g>
                  <svg:desc>'XML Benchmark Result 500 MB'.I6:'XML Benchmark Result 500 MB'.I6</svg:desc>
                </draw:g>
              </table:table-cell>
              <table:table-cell office:value-type="string">
                <text:p>maXMLian without instance reuse</text:p>
                <draw:g>
                  <svg:desc>'XML Benchmark Result 500 MB'.J6:'XML Benchmark Result 500 MB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XML Benchmark Result 500 MB'.B10:'XML Benchmark Result 500 MB'.B20</svg:desc>
                </draw:g>
              </table:table-cell>
              <table:table-cell office:value-type="float" office:value="0.5031">
                <text:p>0.5031</text:p>
                <draw:g>
                  <svg:desc>'XML Benchmark Result 500 MB'.C10:'XML Benchmark Result 500 MB'.C20</svg:desc>
                </draw:g>
              </table:table-cell>
              <table:table-cell office:value-type="float" office:value="0.4649">
                <text:p>0.4649</text:p>
                <draw:g>
                  <svg:desc>'XML Benchmark Result 500 MB'.D10:'XML Benchmark Result 500 MB'.D20</svg:desc>
                </draw:g>
              </table:table-cell>
              <table:table-cell office:value-type="float" office:value="0.577">
                <text:p>0.577</text:p>
                <draw:g>
                  <svg:desc>'XML Benchmark Result 500 MB'.E10:'XML Benchmark Result 500 MB'.E20</svg:desc>
                </draw:g>
              </table:table-cell>
              <table:table-cell office:value-type="float" office:value="0.4664">
                <text:p>0.4664</text:p>
                <draw:g>
                  <svg:desc>'XML Benchmark Result 500 MB'.I10:'XML Benchmark Result 500 MB'.I20</svg:desc>
                </draw:g>
              </table:table-cell>
              <table:table-cell office:value-type="float" office:value="0.8974">
                <text:p>0.8974</text:p>
                <draw:g>
                  <svg:desc>'XML Benchmark Result 500 MB'.J10:'XML Benchmark Result 500 MB'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7.5983">
                <text:p>17.5983</text:p>
              </table:table-cell>
              <table:table-cell office:value-type="float" office:value="16.4749">
                <text:p>16.4749</text:p>
              </table:table-cell>
              <table:table-cell office:value-type="float" office:value="13.4717">
                <text:p>13.4717</text:p>
              </table:table-cell>
              <table:table-cell office:value-type="float" office:value="23.5938">
                <text:p>23.5938</text:p>
              </table:table-cell>
              <table:table-cell office:value-type="float" office:value="34.2431">
                <text:p>34.24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1.3754">
                <text:p>11.3754</text:p>
              </table:table-cell>
              <table:table-cell office:value-type="float" office:value="15.1053">
                <text:p>15.1053</text:p>
              </table:table-cell>
              <table:table-cell office:value-type="float" office:value="17.9">
                <text:p>17.9</text:p>
              </table:table-cell>
              <table:table-cell office:value-type="float" office:value="23.1437">
                <text:p>23.1437</text:p>
              </table:table-cell>
              <table:table-cell office:value-type="float" office:value="26.0461">
                <text:p>26.0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.4829">
                <text:p>4.4829</text:p>
              </table:table-cell>
              <table:table-cell office:value-type="float" office:value="13.7226">
                <text:p>13.7226</text:p>
              </table:table-cell>
              <table:table-cell office:value-type="float" office:value="15.3751">
                <text:p>15.3751</text:p>
              </table:table-cell>
              <table:table-cell office:value-type="float" office:value="22.211">
                <text:p>22.211</text:p>
              </table:table-cell>
              <table:table-cell office:value-type="float" office:value="18.3264">
                <text:p>18.3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1.7162">
                <text:p>21.7162</text:p>
              </table:table-cell>
              <table:table-cell office:value-type="float" office:value="20.1262">
                <text:p>20.1262</text:p>
              </table:table-cell>
              <table:table-cell office:value-type="float" office:value="12.4166">
                <text:p>12.4166</text:p>
              </table:table-cell>
              <table:table-cell office:value-type="float" office:value="21.7315">
                <text:p>21.7315</text:p>
              </table:table-cell>
              <table:table-cell office:value-type="float" office:value="26.5718">
                <text:p>26.5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4.8022">
                <text:p>14.8022</text:p>
              </table:table-cell>
              <table:table-cell office:value-type="float" office:value="18.2465">
                <text:p>18.2465</text:p>
              </table:table-cell>
              <table:table-cell office:value-type="float" office:value="10.0389">
                <text:p>10.0389</text:p>
              </table:table-cell>
              <table:table-cell office:value-type="float" office:value="20.8234">
                <text:p>20.8234</text:p>
              </table:table-cell>
              <table:table-cell office:value-type="float" office:value="20.9664">
                <text:p>20.9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7.7626">
                <text:p>7.7626</text:p>
              </table:table-cell>
              <table:table-cell office:value-type="float" office:value="16.377">
                <text:p>16.377</text:p>
              </table:table-cell>
              <table:table-cell office:value-type="float" office:value="15.623">
                <text:p>15.623</text:p>
              </table:table-cell>
              <table:table-cell office:value-type="float" office:value="19.8833">
                <text:p>19.8833</text:p>
              </table:table-cell>
              <table:table-cell office:value-type="float" office:value="14.7489">
                <text:p>14.7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9947">
                <text:p>0.9947</text:p>
              </table:table-cell>
              <table:table-cell office:value-type="float" office:value="14.497">
                <text:p>14.497</text:p>
              </table:table-cell>
              <table:table-cell office:value-type="float" office:value="19.7894">
                <text:p>19.7894</text:p>
              </table:table-cell>
              <table:table-cell office:value-type="float" office:value="18.912">
                <text:p>18.912</text:p>
              </table:table-cell>
              <table:table-cell office:value-type="float" office:value="24.0595">
                <text:p>24.0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9.8155">
                <text:p>19.8155</text:p>
              </table:table-cell>
              <table:table-cell office:value-type="float" office:value="15.907">
                <text:p>15.907</text:p>
              </table:table-cell>
              <table:table-cell office:value-type="float" office:value="8.6312">
                <text:p>8.6312</text:p>
              </table:table-cell>
              <table:table-cell office:value-type="float" office:value="20.3509">
                <text:p>20.3509</text:p>
              </table:table-cell>
              <table:table-cell office:value-type="float" office:value="12.851">
                <text:p>12.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4.186">
                <text:p>14.186</text:p>
              </table:table-cell>
              <table:table-cell office:value-type="float" office:value="15.4266">
                <text:p>15.4266</text:p>
              </table:table-cell>
              <table:table-cell office:value-type="float" office:value="25.3478">
                <text:p>25.3478</text:p>
              </table:table-cell>
              <table:table-cell office:value-type="float" office:value="20.3301">
                <text:p>20.3301</text:p>
              </table:table-cell>
              <table:table-cell office:value-type="float" office:value="33.4672">
                <text:p>33.46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9.4548">
                <text:p>9.4548</text:p>
              </table:table-cell>
              <table:table-cell office:value-type="float" office:value="16.5129">
                <text:p>16.5129</text:p>
              </table:table-cell>
              <table:table-cell office:value-type="float" office:value="21.4837">
                <text:p>21.4837</text:p>
              </table:table-cell>
              <table:table-cell office:value-type="float" office:value="20.8286">
                <text:p>20.8286</text:p>
              </table:table-cell>
              <table:table-cell office:value-type="float" office:value="30.4199">
                <text:p>30.41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aa00" draw:fill-color="#ffaa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eee00" draw:fill-color="#eeee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ff" draw:fill-color="#0066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9900ff" draw:fill-color="#9900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title svg:x="5.392cm" svg:y="0.316cm" chart:style-name="ch2">
          <text:p>Memory Consumption with GC (500 MB XML)</text:p>
        </chart:title>
        <chart:legend chart:legend-position="end" svg:x="13.471cm" svg:y="3.205cm" style:legend-expansion="high" chart:style-name="ch3"/>
        <chart:plot-area chart:style-name="ch4" table:cell-range-address="'XML Benchmark Result 500 MB'.B21:'XML Benchmark Result 500 MB'.E31 'XML Benchmark Result 500 MB'.C6:'XML Benchmark Result 500 MB'.E6 'XML Benchmark Result 500 MB'.I6:'XML Benchmark Result 500 MB'.J6 'XML Benchmark Result 500 MB'.I21:'XML Benchmark Result 500 MB'.J31" chart:data-source-has-labels="row" svg:x="1.411cm" svg:y="1.275cm" svg:width="11.66cm" svg:height="6.565cm">
          <chart:coordinate-region svg:x="2.509cm" svg:y="1.474cm" svg:width="10.071cm" svg:height="5.719cm"/>
          <chart:axis chart:dimension="x" chart:name="primary-x" chart:style-name="ch5">
            <chart:title svg:x="5.279cm" svg:y="8.02cm" chart:style-name="ch6">
              <text:p>Progress of Tree Traversal</text:p>
            </chart:title>
          </chart:axis>
          <chart:axis chart:dimension="y" chart:name="primary-y" chart:style-name="ch7">
            <chart:title svg:x="0.451cm" svg:y="6.559cm" chart:style-name="ch8">
              <text:p>Memory Consumption [MB]</text:p>
            </chart:title>
            <chart:grid chart:style-name="ch9" chart:class="major"/>
          </chart:axis>
          <chart:series chart:style-name="ch10" chart:values-cell-range-address="'XML Benchmark Result 500 MB'.C21:'XML Benchmark Result 500 MB'.C31" chart:label-cell-address="'XML Benchmark Result 500 MB'.C6:'XML Benchmark Result 500 MB'.C6" chart:class="chart:scatter">
            <chart:domain table:cell-range-address="'XML Benchmark Result 500 MB'.B21:'XML Benchmark Result 500 MB'.B31"/>
            <chart:data-point chart:repeated="11"/>
          </chart:series>
          <chart:series chart:style-name="ch11" chart:values-cell-range-address="'XML Benchmark Result 500 MB'.D21:'XML Benchmark Result 500 MB'.D31" chart:label-cell-address="'XML Benchmark Result 500 MB'.D6:'XML Benchmark Result 500 MB'.D6" chart:class="chart:scatter">
            <chart:data-point chart:repeated="11"/>
          </chart:series>
          <chart:series chart:style-name="ch12" chart:values-cell-range-address="'XML Benchmark Result 500 MB'.E21:'XML Benchmark Result 500 MB'.E31" chart:label-cell-address="'XML Benchmark Result 500 MB'.E6:'XML Benchmark Result 500 MB'.E6" chart:class="chart:scatter">
            <chart:data-point chart:repeated="11"/>
          </chart:series>
          <chart:series chart:style-name="ch13" chart:values-cell-range-address="'XML Benchmark Result 500 MB'.I21:'XML Benchmark Result 500 MB'.I31" chart:label-cell-address="'XML Benchmark Result 500 MB'.I6:'XML Benchmark Result 500 MB'.I6" chart:class="chart:scatter">
            <chart:data-point chart:repeated="11"/>
          </chart:series>
          <chart:series chart:style-name="ch14" chart:values-cell-range-address="'XML Benchmark Result 500 MB'.J21:'XML Benchmark Result 500 MB'.J31" chart:label-cell-address="'XML Benchmark Result 500 MB'.J6:'XML Benchmark Result 500 MB'.J6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Xerces (Cursor API)</text:p>
                <draw:g>
                  <svg:desc>'XML Benchmark Result 500 MB'.C6:'XML Benchmark Result 500 MB'.C6</svg:desc>
                </draw:g>
              </table:table-cell>
              <table:table-cell office:value-type="string">
                <text:p>Woodstox (Cursor API)</text:p>
                <draw:g>
                  <svg:desc>'XML Benchmark Result 500 MB'.D6:'XML Benchmark Result 500 MB'.D6</svg:desc>
                </draw:g>
              </table:table-cell>
              <table:table-cell office:value-type="string">
                <text:p>Aalto (Cursor API)</text:p>
                <draw:g>
                  <svg:desc>'XML Benchmark Result 500 MB'.E6:'XML Benchmark Result 500 MB'.E6</svg:desc>
                </draw:g>
              </table:table-cell>
              <table:table-cell office:value-type="string">
                <text:p>maXMLian with instance reuse</text:p>
                <draw:g>
                  <svg:desc>'XML Benchmark Result 500 MB'.I6:'XML Benchmark Result 500 MB'.I6</svg:desc>
                </draw:g>
              </table:table-cell>
              <table:table-cell office:value-type="string">
                <text:p>maXMLian without instance reuse</text:p>
                <draw:g>
                  <svg:desc>'XML Benchmark Result 500 MB'.J6:'XML Benchmark Result 500 MB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XML Benchmark Result 500 MB'.B21:'XML Benchmark Result 500 MB'.B31</svg:desc>
                </draw:g>
              </table:table-cell>
              <table:table-cell office:value-type="float" office:value="0.0102">
                <text:p>0.0102</text:p>
                <draw:g>
                  <svg:desc>'XML Benchmark Result 500 MB'.C21:'XML Benchmark Result 500 MB'.C31</svg:desc>
                </draw:g>
              </table:table-cell>
              <table:table-cell office:value-type="float" office:value="0.0017">
                <text:p>0.0017</text:p>
                <draw:g>
                  <svg:desc>'XML Benchmark Result 500 MB'.D21:'XML Benchmark Result 500 MB'.D31</svg:desc>
                </draw:g>
              </table:table-cell>
              <table:table-cell office:value-type="float" office:value="0.0016">
                <text:p>0.0016</text:p>
                <draw:g>
                  <svg:desc>'XML Benchmark Result 500 MB'.E21:'XML Benchmark Result 500 MB'.E31</svg:desc>
                </draw:g>
              </table:table-cell>
              <table:table-cell office:value-type="float" office:value="0.0139">
                <text:p>0.0139</text:p>
                <draw:g>
                  <svg:desc>'XML Benchmark Result 500 MB'.I21:'XML Benchmark Result 500 MB'.I31</svg:desc>
                </draw:g>
              </table:table-cell>
              <table:table-cell office:value-type="float" office:value="0.0137">
                <text:p>0.0137</text:p>
                <draw:g>
                  <svg:desc>'XML Benchmark Result 500 MB'.J21:'XML Benchmark Result 500 MB'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139">
                <text:p>0.0139</text:p>
              </table:table-cell>
              <table:table-cell office:value-type="float" office:value="0.0032">
                <text:p>0.0032</text:p>
              </table:table-cell>
              <table:table-cell office:value-type="float" office:value="0.0041">
                <text:p>0.0041</text:p>
              </table:table-cell>
              <table:table-cell office:value-type="float" office:value="0.0281">
                <text:p>0.0281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141">
                <text:p>0.0141</text:p>
              </table:table-cell>
              <table:table-cell office:value-type="float" office:value="0.0033">
                <text:p>0.0033</text:p>
              </table:table-cell>
              <table:table-cell office:value-type="float" office:value="0.0041">
                <text:p>0.0041</text:p>
              </table:table-cell>
              <table:table-cell office:value-type="float" office:value="0.0277">
                <text:p>0.027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141">
                <text:p>0.0141</text:p>
              </table:table-cell>
              <table:table-cell office:value-type="float" office:value="0.0033">
                <text:p>0.0033</text:p>
              </table:table-cell>
              <table:table-cell office:value-type="float" office:value="0.0044">
                <text:p>0.0044</text:p>
              </table:table-cell>
              <table:table-cell office:value-type="float" office:value="0.0277">
                <text:p>0.0277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141">
                <text:p>0.0141</text:p>
              </table:table-cell>
              <table:table-cell office:value-type="float" office:value="0.0033">
                <text:p>0.0033</text:p>
              </table:table-cell>
              <table:table-cell office:value-type="float" office:value="0.0043">
                <text:p>0.0043</text:p>
              </table:table-cell>
              <table:table-cell office:value-type="float" office:value="0.0279">
                <text:p>0.0279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141">
                <text:p>0.0141</text:p>
              </table:table-cell>
              <table:table-cell office:value-type="float" office:value="0.0034">
                <text:p>0.0034</text:p>
              </table:table-cell>
              <table:table-cell office:value-type="float" office:value="0.0044">
                <text:p>0.0044</text:p>
              </table:table-cell>
              <table:table-cell office:value-type="float" office:value="0.0277">
                <text:p>0.0277</text:p>
              </table:table-cell>
              <table:table-cell office:value-type="float" office:value="0.0197">
                <text:p>0.0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141">
                <text:p>0.0141</text:p>
              </table:table-cell>
              <table:table-cell office:value-type="float" office:value="0.0035">
                <text:p>0.0035</text:p>
              </table:table-cell>
              <table:table-cell office:value-type="float" office:value="0.0044">
                <text:p>0.0044</text:p>
              </table:table-cell>
              <table:table-cell office:value-type="float" office:value="0.0279">
                <text:p>0.0279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14">
                <text:p>0.014</text:p>
              </table:table-cell>
              <table:table-cell office:value-type="float" office:value="0.0034">
                <text:p>0.0034</text:p>
              </table:table-cell>
              <table:table-cell office:value-type="float" office:value="0.0044">
                <text:p>0.0044</text:p>
              </table:table-cell>
              <table:table-cell office:value-type="float" office:value="0.028">
                <text:p>0.028</text:p>
              </table:table-cell>
              <table:table-cell office:value-type="float" office:value="0.0229">
                <text:p>0.0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141">
                <text:p>0.0141</text:p>
              </table:table-cell>
              <table:table-cell office:value-type="float" office:value="0.0035">
                <text:p>0.0035</text:p>
              </table:table-cell>
              <table:table-cell office:value-type="float" office:value="0.0044">
                <text:p>0.0044</text:p>
              </table:table-cell>
              <table:table-cell office:value-type="float" office:value="0.0277">
                <text:p>0.027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14">
                <text:p>0.014</text:p>
              </table:table-cell>
              <table:table-cell office:value-type="float" office:value="0.0033">
                <text:p>0.0033</text:p>
              </table:table-cell>
              <table:table-cell office:value-type="float" office:value="0.0044">
                <text:p>0.0044</text:p>
              </table:table-cell>
              <table:table-cell office:value-type="float" office:value="0.0276">
                <text:p>0.0276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141">
                <text:p>0.0141</text:p>
              </table:table-cell>
              <table:table-cell office:value-type="float" office:value="0.0035">
                <text:p>0.0035</text:p>
              </table:table-cell>
              <table:table-cell office:value-type="float" office:value="0.0044">
                <text:p>0.0044</text:p>
              </table:table-cell>
              <table:table-cell office:value-type="float" office:value="0.0285">
                <text:p>0.0285</text:p>
              </table:table-cell>
              <table:table-cell office:value-type="float" office:value="0.0169">
                <text:p>0.01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title svg:x="4.083cm" svg:y="0.316cm" chart:style-name="ch2">
          <text:p>Memory Consumption DOM Parser with GC (500 MB XML)</text:p>
        </chart:title>
        <chart:plot-area chart:style-name="ch3" table:cell-range-address="'XML Benchmark Result 500 MB'.B21:'XML Benchmark Result 500 MB'.B31 'XML Benchmark Result 500 MB'.K6:'XML Benchmark Result 500 MB'.K6 'XML Benchmark Result 500 MB'.K21:'XML Benchmark Result 500 MB'.K31" chart:data-source-has-labels="row" svg:x="1.411cm" svg:y="1.275cm" svg:width="18.19cm" svg:height="6.565cm">
          <chart:coordinate-region svg:x="2.403cm" svg:y="1.475cm" svg:width="16.707cm" svg:height="5.718cm"/>
          <chart:axis chart:dimension="x" chart:name="primary-x" chart:style-name="ch4">
            <chart:title svg:x="8.544cm" svg:y="8.02cm" chart:style-name="ch5">
              <text:p>Progress of Tree Traversal</text:p>
            </chart:title>
          </chart:axis>
          <chart:axis chart:dimension="y" chart:name="primary-y" chart:style-name="ch6">
            <chart:title svg:x="0.451cm" svg:y="6.559cm" chart:style-name="ch7">
              <text:p>Memory Consumption [MB]</text:p>
            </chart:title>
            <chart:grid chart:style-name="ch8" chart:class="major"/>
          </chart:axis>
          <chart:series chart:style-name="ch9" chart:values-cell-range-address="'XML Benchmark Result 500 MB'.K21:'XML Benchmark Result 500 MB'.K31" chart:label-cell-address="'XML Benchmark Result 500 MB'.K6:'XML Benchmark Result 500 MB'.K6" chart:class="chart:scatter">
            <chart:domain table:cell-range-address="'XML Benchmark Result 500 MB'.B21:'XML Benchmark Result 500 MB'.B31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DOM parser</text:p>
                <draw:g>
                  <svg:desc>'XML Benchmark Result 500 MB'.K6:'XML Benchmark Result 500 MB'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XML Benchmark Result 500 MB'.B21:'XML Benchmark Result 500 MB'.B31</svg:desc>
                </draw:g>
              </table:table-cell>
              <table:table-cell office:value-type="float" office:value="2127.2364">
                <text:p>2127.2364</text:p>
                <draw:g>
                  <svg:desc>'XML Benchmark Result 500 MB'.K21:'XML Benchmark Result 500 MB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288.2348">
                <text:p>2288.2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449.2262">
                <text:p>2449.2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610.2354">
                <text:p>2610.2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771.2036">
                <text:p>2771.2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932.2077">
                <text:p>2932.2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093.2288">
                <text:p>3093.2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254.2521">
                <text:p>3254.2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3415.0766">
                <text:p>3415.0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576.005">
                <text:p>3576.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736.7852">
                <text:p>3736.78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